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168BC0000ACAC3E5A16D2.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ce style:name="Helvetica" svg:font-family="Helvetica, arial, freesans, clean, sans-serif"/>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926cm" table:align="margins" style:writing-mode="lr-tb"/>
    </style:style>
    <style:style style:name="Table1.A" style:family="table-column">
      <style:table-column-properties style:column-width="5.309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82cm"/>
          <style:tab-stop style:position="1.217cm"/>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5" style:family="paragraph" style:parent-style-name="Standard">
      <style:paragraph-properties fo:break-before="auto" fo:break-after="auto" style:writing-mode="lr-tb"/>
    </style:style>
    <style:style style:name="P6" style:family="paragraph" style:parent-style-name="Standard">
      <style:paragraph-properties fo:break-before="auto" fo:break-after="auto"/>
    </style:style>
    <style:style style:name="P7" style:family="paragraph" style:parent-style-name="Standard">
      <style:paragraph-properties fo:margin-top="0cm" fo:margin-bottom="0cm" fo:break-before="auto" fo:break-after="auto" style:writing-mode="lr-tb"/>
    </style:style>
    <style:style style:name="P8" style:family="paragraph" style:parent-style-name="Standard">
      <style:text-properties fo:font-variant="normal" fo:text-transform="none" fo:color="#555555" style:font-name="Arial1" fo:font-size="11pt" fo:letter-spacing="normal" fo:font-style="normal" fo:font-weight="normal" style:font-size-asian="9.60000038146973pt" style:font-size-complex="11pt"/>
    </style:style>
    <style:style style:name="P9" style:family="paragraph" style:parent-style-name="Standard"/>
    <style:style style:name="P10" style:family="paragraph" style:parent-style-name="Standard" style:list-style-name="L2"/>
    <style:style style:name="P11" style:family="paragraph" style:parent-style-name="Standard" style:list-style-name="L2">
      <style:text-properties fo:font-variant="normal" fo:text-transform="none" fo:color="#000000" style:font-name="Arial1" fo:font-size="11pt" fo:letter-spacing="normal" fo:font-style="normal" fo:font-weight="normal" style:font-size-asian="9.60000038146973pt" style:font-size-complex="11pt"/>
    </style:style>
    <style:style style:name="P12" style:family="paragraph" style:parent-style-name="Standard">
      <style:paragraph-properties fo:margin-top="0cm" fo:margin-bottom="0cm" fo:break-before="auto" fo:break-after="auto" style:writing-mode="lr-tb"/>
    </style:style>
    <style:style style:name="P13" style:family="paragraph" style:parent-style-name="Standard" style:list-style-name="LS1">
      <style:paragraph-properties fo:margin-top="0cm" fo:margin-bottom="0cm" fo:break-before="auto" fo:break-after="auto" style:writing-mode="lr-tb"/>
    </style:style>
    <style:style style:name="P14" style:family="paragraph" style:parent-style-name="Standard" style:list-style-name="LS3">
      <style:paragraph-properties fo:margin-top="0cm" fo:margin-bottom="0cm" fo:break-before="auto" fo:break-after="auto" style:writing-mode="lr-tb"/>
    </style:style>
    <style:style style:name="P15" style:family="paragraph" style:parent-style-name="Standard" style:list-style-name="LS3">
      <style:paragraph-properties fo:margin-top="0cm" fo:margin-bottom="0cm" fo:break-before="auto" fo:break-after="auto" style:writing-mode="lr-tb"/>
      <style:text-properties fo:font-weight="normal" style:font-weight-asian="normal" style:font-weight-complex="normal"/>
    </style:style>
    <style:style style:name="P16" style:family="paragraph" style:parent-style-name="Standard">
      <style:paragraph-properties fo:margin-top="0cm" fo:margin-bottom="0cm" style:writing-mode="lr-tb"/>
    </style:style>
    <style:style style:name="P17" style:family="paragraph" style:parent-style-name="Standard" style:list-style-name="LS1">
      <style:paragraph-properties fo:margin-top="0cm" fo:margin-bottom="0cm" style:writing-mode="lr-tb"/>
    </style:style>
    <style:style style:name="P18" style:family="paragraph" style:parent-style-name="Standard" style:list-style-name="LS3">
      <style:paragraph-properties fo:margin-top="0cm" fo:margin-bottom="0cm" style:writing-mode="lr-tb"/>
    </style:style>
    <style:style style:name="P19" style:family="paragraph" style:parent-style-name="Standard" style:list-style-name="LS3">
      <style:paragraph-properties fo:margin-top="0cm" fo:margin-bottom="0cm" style:writing-mode="lr-tb"/>
      <style:text-properties fo:font-weight="normal" style:font-weight-asian="normal" style:font-weight-complex="normal"/>
    </style:style>
    <style:style style:name="P20"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21" style:family="paragraph" style:parent-style-name="Standard" style:list-style-name="LS2">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22" style:family="paragraph" style:parent-style-name="Standard" style:list-style-name="LS3">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23" style:family="paragraph" style:parent-style-name="Standard">
      <style:paragraph-properties fo:margin-left="0cm" fo:margin-right="0cm" fo:margin-top="0cm" fo:margin-bottom="0cm" fo:line-height="115%" fo:text-align="start" style:justify-single-word="false" fo:text-indent="0cm" style:auto-text-indent="false" style:writing-mode="lr-tb"/>
    </style:style>
    <style:style style:name="P24" style:family="paragraph" style:parent-style-name="Standard" style:list-style-name="LS3">
      <style:paragraph-properties fo:margin-left="0cm" fo:margin-right="0cm" fo:margin-top="0cm" fo:margin-bottom="0cm" fo:line-height="115%" fo:text-align="start" style:justify-single-word="false" fo:text-indent="0cm" style:auto-text-indent="false" style:writing-mode="lr-tb"/>
    </style:style>
    <style:style style:name="P25" style:family="paragraph" style:parent-style-name="Standard">
      <style:paragraph-properties style:writing-mode="lr-tb"/>
    </style:style>
    <style:style style:name="P26" style:family="paragraph" style:parent-style-name="Standard">
      <style:paragraph-properties fo:break-before="auto" fo:break-after="auto" style:writing-mode="lr-tb"/>
    </style:style>
    <style:style style:name="P27" style:family="paragraph" style:parent-style-name="Heading_20_1" style:master-page-name="First_20_Page">
      <style:paragraph-properties fo:text-align="center" style:justify-single-word="false" style:page-number="auto" fo:break-before="auto" fo:break-after="auto"/>
    </style:style>
    <style:style style:name="P28" style:family="paragraph" style:parent-style-name="Heading_20_1">
      <style:paragraph-properties fo:text-align="center" style:justify-single-word="false"/>
      <style:text-properties fo:font-size="36pt" style:font-size-asian="36pt" style:font-size-complex="36pt"/>
    </style:style>
    <style:style style:name="P29" style:family="paragraph" style:parent-style-name="Heading_20_2" style:master-page-name="Standard">
      <style:paragraph-properties style:page-number="auto" fo:break-before="auto" fo:break-after="auto" style:writing-mode="lr-tb"/>
    </style:style>
    <style:style style:name="P30" style:family="paragraph" style:parent-style-name="Heading_20_2">
      <style:paragraph-properties fo:margin-top="0.635cm" fo:margin-bottom="0.141cm" fo:break-before="page" style:writing-mode="lr-tb"/>
    </style:style>
    <style:style style:name="P31" style:family="paragraph" style:parent-style-name="Heading_20_2">
      <style:paragraph-properties fo:break-before="auto" fo:break-after="auto" style:writing-mode="lr-tb"/>
    </style:style>
    <style:style style:name="P32" style:family="paragraph" style:parent-style-name="Heading_20_2">
      <style:paragraph-properties fo:break-before="page" style:writing-mode="lr-tb"/>
    </style:style>
    <style:style style:name="P33"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34" style:family="paragraph" style:parent-style-name="Heading_20_3">
      <style:paragraph-properties fo:break-before="auto" fo:break-after="auto" style:writing-mode="lr-tb"/>
    </style:style>
    <style:style style:name="P35" style:family="paragraph" style:parent-style-name="Heading_20_3">
      <style:paragraph-properties fo:break-before="page" style:writing-mode="lr-tb"/>
    </style:style>
    <style:style style:name="P36" style:family="paragraph" style:parent-style-name="Contents_20_Heading">
      <style:paragraph-properties fo:break-before="page"/>
    </style:style>
    <style:style style:name="P37" style:family="paragraph" style:parent-style-name="Contents_20_10">
      <style:paragraph-properties>
        <style:tab-stops>
          <style:tab-stop style:position="11.43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size="36pt" style:font-size-asian="36pt" style:font-size-complex="36pt"/>
    </style:style>
    <style:style style:name="T5" style:family="text">
      <style:text-properties fo:font-variant="normal" fo:text-transform="none" fo:color="#000000" style:font-name="Arial1" fo:font-size="11pt" fo:letter-spacing="normal" fo:font-style="normal" fo:font-weight="normal" style:font-size-asian="9.60000038146973pt" style:font-size-complex="11pt"/>
    </style:style>
    <style:style style:name="T6" style:family="text">
      <style:text-properties fo:font-variant="normal" fo:text-transform="none" fo:color="#0071bc" style:text-line-through-style="none" style:font-name="Lucida Grande" fo:font-size="9pt" fo:letter-spacing="normal" fo:font-style="normal" style:text-underline-style="none" fo:font-weight="normal" style:text-blinking="fals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27" text:outline-level="10"><draw:frame draw:style-name="fr5" draw:name="graphics1" text:anchor-type="paragraph" svg:width="17cm" svg:height="8.162cm" draw:z-index="0"><draw:image xlink:href="Pictures/20000007000168BC0000ACAC3E5A16D2.svm" xlink:type="simple" xlink:show="embed" xlink:actuate="onLoad"/></draw:frame><text:span text:style-name="T4">LinkedIn Authentication</text:span></text:h>
        <text:h text:style-name="P28" text:outline-level="10"><text:bookmark-start text:name="h.d1s6r1el73g"/><text:bookmark-start text:name="h.fq84c9vn3qjv"/><text:span text:style-name="T1">User</text:span><text:bookmark-end text:name="h.d1s6r1el73g"/><text:bookmark-end text:name="h.fq84c9vn3qjv"/><text:span text:style-name="T1">'s Guide</text:span></text:h>
      </text:section>
      <text:section text:style-name="Sect1" text:name="Section2">
        <text:h text:style-name="P29"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March 14<text:span text:style-name="T2">th</text:span>, 2012</text:p>
            </table:table-cell>
            <table:table-cell table:style-name="Table1.B2" office:value-type="float" office:value="1">
              <text:p text:style-name="Table_20_Contents">1</text:p>
            </table:table-cell>
            <table:table-cell table:style-name="Table1.C2" office:value-type="string">
              <text:p text:style-name="Table_20_Contents">Jasper Spoor</text:p>
            </table:table-cell>
          </table:table-row>
          <table:table-row>
            <table:table-cell table:style-name="Table1.A2" office:value-type="string">
              <text:p text:style-name="Table_20_Contents">March 26<text:span text:style-name="T2">th</text:span>, 2012</text:p>
            </table:table-cell>
            <table:table-cell table:style-name="Table1.A2" office:value-type="string">
              <text:p text:style-name="Table_20_Contents">2.0</text:p>
            </table:table-cell>
            <table:table-cell table:style-name="Table1.C2" office:value-type="string">
              <text:p text:style-name="Table_20_Contents">Jasper Spoor</text:p>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Table of Contents</text:p>
            </text:index-title>
            <text:p text:style-name="P37">LinkedIn Authentication<text:tab/>1</text:p>
            <text:p text:style-name="P37">User's Guide<text:tab/>1</text:p>
            <text:p text:style-name="P37">Document Revisions<text:tab/>2</text:p>
            <text:p text:style-name="P37">General Description<text:tab/>4</text:p>
            <text:p text:style-name="P37">Architecture<text:tab/>4</text:p>
            <text:p text:style-name="P37">Installation<text:tab/>5</text:p>
            <text:p text:style-name="P37">Setting up the portal to use LinkedIn authentication<text:tab/>7</text:p>
            <text:p text:style-name="P37">Changing the default database<text:tab/>7</text:p>
          </text:index-body>
        </text:table-of-content>
        <text:h text:style-name="Standard" text:outline-level="10"/>
        <text:h text:style-name="Standard" text:outline-level="10"/>
        <text:h text:style-name="P30" text:outline-level="10">Gene<text:bookmark-start text:name="h.330vtckfdsi5"/>ral<text:bookmark-end text:name="h.330vtckfdsi5"/> Description</text:h>
        <text:p text:style-name="P5">The aim of this project is to fulfill with all the features of a Newsletter, including mailing lists management, registration and un-registration system, confirmations, newsletter articles history and online newsletter visualization. powered by a group of fully configurable and scalable porlets that can be used in any Liferay portal.</text:p>
        <text:p text:style-name="P5"/>
        <text:p text:style-name="P25">This module offers endusers the possibility to register an account on a Liferay portal using their LinkedIn account. The module offers dynamically configurable LinkedIn API settings through the control panel´s “Portal Settings” page necessary for succesful OAuth authentication with LinkedIn.</text:p>
        <text:p text:style-name="P25"/>
        <text:p text:style-name="P5">Some of the main features are:</text:p>
        <text:list xml:id="list39416360" text:style-name="LS1">
          <text:list-item>
            <text:p text:style-name="P13">Account registration with LinkedIn</text:p>
          </text:list-item>
          <text:list-item>
            <text:p text:style-name="P17">Auto sign-in with LinkedIn, once registered</text:p>
          </text:list-item>
          <text:list-item>
            <text:p text:style-name="P13">User attribute synchronization upon registration and resynchronization upon login</text:p>
          </text:list-item>
          <text:list-item>
            <text:p text:style-name="P13">Dynamically configurable API settings</text:p>
          </text:list-item>
        </text:list>
        <text:p text:style-name="P16"/>
        <text:p text:style-name="P16">Note</text:p>
        <text:list xml:id="list40206301" text:continue-numbering="true" text:style-name="LS1">
          <text:list-item>
            <text:p text:style-name="P13">Due to LinkedIn's privacy rules, their API does not provide a validated emailaddress after successful authentication. Therefore the enduser is promted with a form to supply an emailaddress after registration using LinkedIn.</text:p>
          </text:list-item>
        </text:list>
        <text:h text:style-name="P31" text:outline-level="10"><text:bookmark-start text:name="h.f68axze51ans"/>Architecture<text:bookmark-end text:name="h.f68axze51ans"/></text:h>
        <text:p text:style-name="P7"><draw:frame draw:style-name="fr1" draw:name="Frame1" text:anchor-type="as-char" svg:width="17.41cm" draw:z-index="7"><draw:text-box fo:min-height="3.678cm"><text:p text:style-name="Caption"><draw:frame draw:style-name="fr2" draw:name="Frame3" text:anchor-type="paragraph" svg:x="0.004cm" svg:y="0.002cm" svg:width="17.41cm" style:rel-width="100%" svg:height="3.678cm" style:rel-height="scale-min" draw:z-index="8"><draw:text-box><text:p text:style-name="Fig">Fig <text:sequence text:ref-name="refFig0" text:name="Fig" text:formula="ooow:Fig+1" style:num-format="1">1</text:sequence>: LinkedIn architecture</text:p><text:p text:style-name="Fig">Not specified.</text:p></draw:text-box></draw:frame></text:p></draw:text-box></draw:frame></text:p>
        <text:list xml:id="list39413854" text:style-name="LS2">
          <text:list-item>
            <text:p text:style-name="P21">Not specified.</text:p>
          </text:list-item>
        </text:list>
        <text:h text:style-name="P31" text:outline-level="10"/>
        <text:h text:style-name="P32" text:outline-level="10"><text:bookmark-start text:name="h.kys7tng6qmfc"/>Installation<text:bookmark-end text:name="h.kys7tng6qmfc"/></text:h>
        <text:p text:style-name="P7">Please follow the installation and configuration steps below to allow LinkedIn authentication on your Liferay potal instance. If you're unsure in any step of the process, please contact us to provide you with support.</text:p>
        <text:p text:style-name="P16"/>
        <text:list xml:id="list39397323" text:style-name="LS3">
          <text:list-item>
            <text:p text:style-name="P15">Goto <text:a xlink:type="simple" xlink:href="https://www.linkedin.com/secure/developer">https://www.linkedin.com/secure/developer</text:a> to register your application for a LinkedIn API key and secret, necessary to configure this opensource module.</text:p>
            <text:p text:style-name="P19"/>
          </text:list-item>
          <text:list-item>
            <text:p text:style-name="P18"><text:span text:style-name="T3">Make sure you've got Maven setup. If you're unsure about this, or don't know how, please follow the Maven setup tutorial at </text:span><text:a xlink:type="simple" xlink:href="http://maven.apache.org/guides/getting-started/index.html">http://maven.apache.org/guides/getting-started/index.html</text:a></text:p>
            <text:p text:style-name="P19"/>
          </text:list-item>
          <text:list-item>
            <text:p text:style-name="P14">Fetch the latest source from the GitHub repository. If you're unsure how, please follow the GitHub tutorial at <text:a xlink:type="simple" xlink:href="http://help.github.com/linux-set-up-git/">http://help.github.com/linux-set-up-git/</text:a> to get started.</text:p>
            <text:p text:style-name="P18"/>
          </text:list-item>
          <text:list-item>
            <text:p text:style-name="P22">Open a terminal, head down to your local repository path (i.e. ~/repositories/liferayLinkedin) and open “pom.xml” file using your favorite texteditor (i.e. “vim pom.xml”).</text:p>
            <text:p text:style-name="P24"/>
          </text:list-item>
          <text:list-item>
            <text:p text:style-name="P24">In the pom.xml file, locate the line that says “liferay.directory” and change it to point to your local liferay installation directory. Save the file and close it (i.e. ESC + “:wq”)</text:p>
            <text:p text:style-name="P24"/>
          </text:list-item>
          <text:list-item>
            <text:p text:style-name="P24">At this step, make sure your Liferay portal instance is not running.</text:p>
            <text:p text:style-name="P18"><text:span text:style-name="T1"/></text:p>
          </text:list-item>
          <text:list-item>
            <text:p text:style-name="P22">Now still at the terminal window within your path, run “mvn package” to clean, compile and deploy the linkedin module to your Liferay portal instance.</text:p>
            <text:p text:style-name="P24"/>
          </text:list-item>
          <text:list-item>
            <text:p text:style-name="P24">Now you can start your Liferay portal instance</text:p>
            <text:p text:style-name="P24"/>
          </text:list-item>
          <text:list-item>
            <text:p text:style-name="P24">Open up your browser and go to your Liferay portal website (i.e. “<text:a xlink:type="simple" xlink:href="http://localhost:8080/">http://localhost:8080</text:a>”), login as administrator and openup the Control Panel.</text:p>
            <text:p text:style-name="P24"/>
          </text:list-item>
          <text:list-item>
            <text:p text:style-name="P24">In the control panel look for the “Portal Settings” menu option to the left and click on the “Authentication” menu option to the right on the “Portal Settings” page.</text:p>
            <text:p text:style-name="P24"/>
          </text:list-item>
          <text:list-item>
            <text:p text:style-name="P24">Now you will notice a new “tab” called “LinkedIn”, click it to configure the module with the API configuration settings retrieved from step 1 (see figure 1).</text:p>
          </text:list-item>
        </text:list>
        <text:p text:style-name="P23"/>
        <text:p text:style-name="P23"><text:soft-page-break/><draw:frame draw:style-name="fr3" draw:name="Frame25" text:anchor-type="as-char" svg:width="16.775cm" draw:z-index="10"><draw:text-box fo:min-height="9.657cm"><text:p text:style-name="Fig"><draw:frame draw:style-name="fr6" draw:name="Afbeeldingen1" text:anchor-type="paragraph" svg:x="0.004cm" svg:y="0.002cm" svg:width="16.775cm" style:rel-width="100%" svg:height="9.657cm" style:rel-height="scale" draw:z-index="11"><draw:image xlink:href="http://www.rotterdam-cs.com/documents/10192/0/liferay-authentication-settings-en_US.png" xlink:type="simple" xlink:show="embed" xlink:actuate="onLoad"/></draw:frame>Fig <text:sequence text:ref-name="refFig23" text:name="Fig" text:formula="ooow:Fig+1" style:num-format="1">2</text:sequence>: Portal Settings - Authentication - LinkedIn</text:p></draw:text-box></draw:frame> </text:p>
        <text:p text:style-name="P23"/>
        <text:list xml:id="list40231610" text:continue-numbering="true" text:style-name="LS3">
          <text:list-item>
            <text:p text:style-name="P24">Once you've altered your configuration and enabled the module, logout as administrator and head for your login page. The login page should now have a LinkedIn button present to register using LinkedIn (see figure 3).</text:p>
          </text:list-item>
        </text:list>
        <text:p text:style-name="P4"/>
        <text:p text:style-name="P4"><draw:frame draw:style-name="fr1" draw:name="Frame5" text:anchor-type="as-char" svg:width="17.066cm" draw:z-index="9"><draw:text-box fo:min-height="6.033cm"><text:p text:style-name="Fig"><draw:frame draw:style-name="fr7" draw:name="Afbeeldingen2" text:anchor-type="as-char" svg:width="13.229cm" svg:height="7.355cm" draw:z-index="12"><draw:image xlink:href="http://www.rotterdam-cs.com/documents/10192/0/liferay-signin-en_US.png" xlink:type="simple" xlink:show="embed" xlink:actuate="onLoad"/></draw:frame> <text:line-break/>Fig <text:sequence text:ref-name="refFig2" text:name="Fig" text:formula="ooow:Fig+1" style:num-format="1">3</text:sequence>: Register or signin with LinkedIn login form</text:p></draw:text-box></draw:frame></text:p>
        <text:h text:style-name="P34" text:outline-level="10"/>
        <text:h text:style-name="P35" text:outline-level="10">S<text:bookmark-start text:name="h.ayrgfx689kgh"/>etting<text:bookmark-end text:name="h.ayrgfx689kgh"/> up the portal to use LinkedIn authentication</text:h>
        <text:p text:style-name="P4">No additional configurations are necessary.</text:p>
        <text:h text:style-name="P33" text:outline-level="10">Changing the default database</text:h>
        <text:p text:style-name="P6">The RCS LinkedIn authentication module is working with Postgres DBMS by default, but is possible to work with another DBMS. Configuring a different DBMS is possible following the next few steps:</text:p>
        <text:p text:style-name="Standard"/>
        <text:p text:style-name="Standard">Before step 7 in the installation instructions mentioned in the first chapter of this user guide, follow these steps before continuing to step 8.</text:p>
        <text:p text:style-name="Standard"/>
        <text:list xml:id="list39410472" text:style-name="L2">
          <text:list-item>
            <text:p text:style-name="P10">Open up the “portal-ext.properties” file located in liferayLinkedin/src/main/resources/</text:p>
          </text:list-item>
          <text:list-item>
            <text:p text:style-name="P10">Alter the portal-ext.properties file to reflect your database dialect and server configuration.</text:p>
          </text:list-item>
          <text:list-item>
            <text:p text:style-name="P11">Save and close the file and continue with the installation instruction at step 8</text:p>
          </text:list-item>
        </text:list>
        <text:p text:style-name="P8"/>
        <text:p text:style-name="P23"><text:span text:style-name="T5">The link below contains a list of available dialects.<text:line-break/></text:span><text:a xlink:type="simple" xlink:href="http://docs.jboss.org/hibernate/stable/annotations/api/org/hibernate/dialect/package-summary.html"><text:span text:style-name="T6">http://docs.jboss.org/hibernate/stable/annotations/api/org/hibernate/dialect/package-summary.html</text:span></text:a></text:p>
        <text:p text:style-name="P23"><text:span text:style-name="T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ce style:name="Helvetica" svg:font-family="Helvetica, arial, freesans, clean, sans-serif"/>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master-page-name="">
      <style:paragraph-properties fo:margin-top="0.847cm" fo:margin-bottom="0.212cm"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43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1.905cm"/>
        <style:text-properties style:font-name="Arial"/>
      </text:list-level-style-bullet>
      <text:list-level-style-bullet text:level="2" text:style-name="List11Level1" text:bullet-char="○">
        <style:list-level-properties text:space-before="1.905cm" text:min-label-width="1.905cm"/>
        <style:text-properties style:font-name="Arial"/>
      </text:list-level-style-bullet>
      <text:list-level-style-bullet text:level="3" text:style-name="List11Level2" text:bullet-char="■">
        <style:list-level-properties text:min-label-width="5.08cm" text:min-label-distance="1.588cm" fo:text-align="end"/>
        <style:text-properties style:font-name="Arial"/>
      </text:list-level-style-bullet>
      <text:list-level-style-bullet text:level="4" text:style-name="List11Level3" text:bullet-char="●">
        <style:list-level-properties text:space-before="4.445cm" text:min-label-width="1.905cm"/>
        <style:text-properties style:font-name="Arial"/>
      </text:list-level-style-bullet>
      <text:list-level-style-bullet text:level="5" text:style-name="List11Level4" text:bullet-char="○">
        <style:list-level-properties text:space-before="5.715cm" text:min-label-width="1.905cm"/>
        <style:text-properties style:font-name="Arial"/>
      </text:list-level-style-bullet>
      <text:list-level-style-bullet text:level="6" text:style-name="List11Level5" text:bullet-char="■">
        <style:list-level-properties text:min-label-width="8.89cm" text:min-label-distance="1.588cm" fo:text-align="end"/>
        <style:text-properties style:font-name="Arial"/>
      </text:list-level-style-bullet>
      <text:list-level-style-bullet text:level="7" text:style-name="List11Level6" text:bullet-char="●">
        <style:list-level-properties text:space-before="8.255cm" text:min-label-width="1.905cm"/>
        <style:text-properties style:font-name="Arial"/>
      </text:list-level-style-bullet>
      <text:list-level-style-bullet text:level="8" text:style-name="List11Level7" text:bullet-char="○">
        <style:list-level-properties text:space-before="9.525cm" text:min-label-width="1.905cm"/>
        <style:text-properties style:font-name="Arial"/>
      </text:list-level-style-bullet>
      <text:list-level-style-bullet text:level="9" text:style-name="List11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Arial"/>
      </text:list-level-style-bullet>
      <text:list-level-style-bullet text:level="2" text:style-name="List12Level1" text:bullet-char="○">
        <style:list-level-properties text:space-before="1.905cm" text:min-label-width="0.635cm"/>
        <style:text-properties style:font-name="Arial"/>
      </text:list-level-style-bullet>
      <text:list-level-style-bullet text:level="3" text:style-name="List12Level2" text:bullet-char="■">
        <style:list-level-properties text:min-label-width="3.81cm" text:min-label-distance="0.318cm" fo:text-align="end"/>
        <style:text-properties style:font-name="Arial"/>
      </text:list-level-style-bullet>
      <text:list-level-style-bullet text:level="4" text:style-name="List12Level3" text:bullet-char="●">
        <style:list-level-properties text:space-before="4.445cm" text:min-label-width="0.635cm"/>
        <style:text-properties style:font-name="Arial"/>
      </text:list-level-style-bullet>
      <text:list-level-style-bullet text:level="5" text:style-name="List12Level4" text:bullet-char="○">
        <style:list-level-properties text:space-before="5.715cm" text:min-label-width="0.635cm"/>
        <style:text-properties style:font-name="Arial"/>
      </text:list-level-style-bullet>
      <text:list-level-style-bullet text:level="6" text:style-name="List12Level5" text:bullet-char="■">
        <style:list-level-properties text:min-label-width="7.62cm" text:min-label-distance="0.318cm" fo:text-align="end"/>
        <style:text-properties style:font-name="Arial"/>
      </text:list-level-style-bullet>
      <text:list-level-style-bullet text:level="7" text:style-name="List12Level6" text:bullet-char="●">
        <style:list-level-properties text:space-before="8.255cm" text:min-label-width="0.635cm"/>
        <style:text-properties style:font-name="Arial"/>
      </text:list-level-style-bullet>
      <text:list-level-style-bullet text:level="8" text:style-name="List12Level7" text:bullet-char="○">
        <style:list-level-properties text:space-before="9.525cm" text:min-label-width="0.635cm"/>
        <style:text-properties style:font-name="Arial"/>
      </text:list-level-style-bullet>
      <text:list-level-style-bullet text:level="9" text:style-name="List1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5.926cm" fo:break-before="page" table:align="margins"/>
    </style:style>
    <style:style style:name="Table4.A" style:family="table-column">
      <style:table-column-properties style:column-width="8.728cm" style:rel-column-width="35916*"/>
    </style:style>
    <style:style style:name="Table4.B" style:family="table-column">
      <style:table-column-properties style:column-width="3.718cm" style:rel-column-width="15302*"/>
    </style:style>
    <style:style style:name="Table4.C" style:family="table-column">
      <style:table-column-properties style:column-width="3.48cm" style:rel-column-width="14317*"/>
    </style:style>
    <style:style style:name="Table4.A1" style:family="table-cell">
      <style:table-cell-properties style:vertical-align="middle" fo:padding="0.097cm" fo:border="none"/>
    </style:style>
    <style:style style:name="Table4.B1" style:family="table-cell">
      <style:table-cell-properties fo:padding="0.097cm" fo:border-left="0.035cm solid #000000" fo:border-right="none" fo:border-top="none" fo:border-bottom="none"/>
    </style:style>
    <style:style style:name="MP1" style:family="paragraph" style:parent-style-name="Table_20_Contents">
      <style:paragraph-properties>
        <style:tab-stops>
          <style:tab-stop style:position="0.82cm"/>
          <style:tab-stop style:position="1.217cm"/>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249cm" fo:margin-bottom="1.249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92cm" svg:y="0.162cm" svg:width="4.53cm" svg:height="1.686cm" draw:z-index="6"><draw:image xlink:href="Pictures/20000007000168BC0000ACAC3E5A16D2.svm"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B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7</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initial-creator/>
    <meta:editing-cycles>62</meta:editing-cycles>
    <dc:date>2012-03-26T20:08:57.46</dc:date>
    <meta:editing-duration>PT14H27M52S</meta:editing-duration>
    <meta:document-statistic meta:table-count="2" meta:image-count="4" meta:object-count="0" meta:page-count="7" meta:paragraph-count="70" meta:word-count="713" meta:character-count="4675"/>
  </office:meta>
</office:document-meta>
</file>